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aecf00" draw:opacity="75%" draw:textarea-horizontal-align="center" draw:textarea-vertical-align="middle" draw:shadow-opacity="75%"/>
    </style:style>
    <style:style style:name="gr2" style:family="graphic" style:parent-style-name="standard">
      <style:graphic-properties draw:stroke="none" draw:opacity="75%" draw:textarea-horizontal-align="center" draw:textarea-vertical-align="middle" draw:shadow-opacity="75%"/>
    </style:style>
    <style:style style:name="gr3" style:family="graphic" style:parent-style-name="standard">
      <style:graphic-properties draw:fill="solid" draw:fill-color="#83caff" draw:textarea-horizontal-align="center" draw:textarea-vertical-align="middle"/>
    </style:style>
    <style:style style:name="gr4" style:family="graphic" style:parent-style-name="standard">
      <style:graphic-properties draw:fill="solid" draw:fill-color="#aecf00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ff950e" draw:opacity="35%" draw:textarea-horizontal-align="center" draw:textarea-vertical-align="middle" draw:shadow-opacity="35%"/>
    </style:style>
    <style:style style:name="gr6" style:family="graphic" style:parent-style-name="standard">
      <style:graphic-properties draw:stroke="none" draw:fill="solid" draw:fill-color="#ffd320" draw:fill-gradient-name="Gradient_20_1" draw:opacity="50%" draw:textarea-horizontal-align="center" draw:textarea-vertical-align="middle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solid" draw:fill-color="#c0c0c0" draw:textarea-horizontal-align="center" draw:textarea-vertical-align="middle"/>
    </style:style>
    <style:style style:name="gr10" style:family="graphic" style:parent-style-name="standard">
      <style:graphic-properties draw:fill="solid" draw:fill-color="#e6e6ff" draw:textarea-horizontal-align="center" draw:textarea-vertical-align="middle"/>
    </style:style>
    <style:style style:name="gr11" style:family="graphic" style:parent-style-name="standard">
      <style:graphic-properties draw:fill="solid" draw:fill-color="#c0c0c0" draw:textarea-horizontal-align="center" draw:textarea-vertical-align="middle"/>
    </style:style>
    <style:style style:name="gr1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solid" draw:fill-color="#808080" draw:opacity="50%" draw:textarea-horizontal-align="center" draw:textarea-vertical-align="middle" draw:shadow-opacity="50%"/>
    </style:style>
    <style:style style:name="gr15" style:family="graphic" style:parent-style-name="standard">
      <style:graphic-properties draw:marker-start="Square_20_45" draw:marker-end="" draw:textarea-horizontal-align="center" draw:textarea-vertical-align="middle"/>
    </style:style>
    <style:style style:name="gr16" style:family="graphic" style:parent-style-name="standard">
      <style:graphic-properties draw:marker-start="" draw:marker-end="Square_20_45" draw:textarea-horizontal-align="center" draw:textarea-vertical-align="middle"/>
    </style:style>
    <style:style style:name="gr17" style:family="graphic" style:parent-style-name="standard">
      <style:graphic-properties draw:marker-start="" draw:marker-end="Square_20_45" draw:textarea-horizontal-align="center" draw:textarea-vertical-align="middle"/>
    </style:style>
    <style:style style:name="gr18" style:family="graphic" style:parent-style-name="standard">
      <style:graphic-properties draw:marker-start="Square_20_45" draw:marker-end="" draw:textarea-horizontal-align="center" draw:textarea-vertical-align="middle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1" style:family="graphic" style:parent-style-name="standard">
      <style:graphic-properties draw:stroke="none" draw:opacity="75%" draw:textarea-horizontal-align="center" draw:textarea-vertical-align="middle" draw:shadow-opacity="7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center"/>
      <style:text-properties fo:color="#000000" fo:font-size="6pt" style:font-size-asian="18pt" style:font-size-complex="18pt"/>
    </style:style>
    <style:style style:name="P5" style:family="paragraph">
      <style:paragraph-properties fo:text-align="center"/>
      <style:text-properties fo:font-size="6pt" style:font-size-asian="18pt" style:font-size-complex="18pt"/>
    </style:style>
    <style:style style:name="P6" style:family="paragraph">
      <style:paragraph-properties fo:text-align="center"/>
      <style:text-properties fo:font-size="8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color="#000000" fo:font-size="6pt" style:font-size-asian="18pt" style:font-size-complex="18pt"/>
    </style:style>
    <style:style style:name="T4" style:family="text">
      <style:text-properties fo:font-size="6pt" style:font-size-asian="18pt" style:font-size-complex="18pt"/>
    </style:style>
    <style:style style:name="T5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9.683cm" svg:height="6.7cm" svg:x="10.317cm" svg:y="5.959cm">
          <text:p/>
        </draw:rect>
        <draw:rect draw:style-name="gr2" draw:text-style-name="P1" draw:layer="layout" svg:width="9.317cm" svg:height="6.7cm" svg:x="1cm" svg:y="5.959cm">
          <text:p text:style-name="P1"><text:s/></text:p>
        </draw:rect>
        <draw:rect draw:style-name="gr3" draw:text-style-name="P2" draw:layer="layout" svg:width="2.891cm" svg:height="3.545cm" svg:x="1.168cm" svg:y="2.157cm">
          <text:p text:style-name="P1"><text:span text:style-name="T1">SERVER</text:span></text:p>
        </draw:rect>
        <draw:rect draw:style-name="gr4" draw:text-style-name="P2" draw:layer="layout" svg:width="2.891cm" svg:height="3.545cm" svg:x="8.769cm" svg:y="2.158cm">
          <text:p text:style-name="P1"><text:span text:style-name="T1">CLIENT</text:span></text:p>
        </draw:rect>
        <draw:rect draw:style-name="gr5" draw:text-style-name="P3" draw:layer="layout" svg:width="4.71cm" svg:height="2.572cm" svg:x="4.059cm" svg:y="2.661cm">
          <text:p text:style-name="P1"><text:span text:style-name="T2">HTTP (POST REQUEST)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rect draw:style-name="gr6" draw:text-style-name="P3" draw:layer="layout" svg:width="4.71cm" svg:height="1.267cm" svg:x="4.059cm" svg:y="3.335cm">
          <text:p text:style-name="P1"><text:span text:style-name="T2">XStream</text:span></text:p>
          <text:p text:style-name="P1"><text:span text:style-name="T2"/></text:p>
        </draw:rect>
        <draw:frame draw:style-name="gr7" draw:layer="layout" svg:width="6.209cm" svg:height="0.963cm" svg:x="7.404cm" svg:y="1cm">
          <draw:text-box>
            <text:p>Общий вид обмена</text:p>
          </draw:text-box>
        </draw:frame>
        <draw:line draw:style-name="gr8" draw:text-style-name="P1" draw:layer="layout" svg:x1="1.468cm" svg:y1="5.959cm" svg:x2="19.255cm" svg:y2="5.959cm">
          <text:p/>
        </draw:line>
        <draw:rect draw:style-name="gr9" draw:text-style-name="P1" draw:id="id3" draw:layer="layout" svg:width="2.544cm" svg:height="2.401cm" svg:x="11.99cm" svg:y="7.904cm">
          <draw:glue-point draw:id="4" svg:x="5cm" svg:y="-1.878cm"/>
          <draw:glue-point draw:id="5" svg:x="5cm" svg:y="1.974cm"/>
          <text:p text:style-name="P1"><text:s text:c="2"/></text:p>
        </draw:rect>
        <draw:rect draw:style-name="gr10" draw:text-style-name="P3" draw:layer="layout" svg:width="2.544cm" svg:height="0.571cm" svg:x="11.99cm" svg:y="7.904cm">
          <text:p text:style-name="P1"><text:span text:style-name="T2">ClientRequest</text:span></text:p>
        </draw:rect>
        <draw:rect draw:style-name="gr11" draw:text-style-name="P1" draw:id="id1" draw:layer="layout" svg:width="2.815cm" svg:height="2.401cm" svg:x="6.618cm" svg:y="7.905cm">
          <draw:glue-point draw:id="4" svg:x="-5cm" svg:y="-1.349cm"/>
          <draw:glue-point draw:id="5" svg:x="-5cm" svg:y="1.92cm"/>
          <text:p/>
        </draw:rect>
        <draw:rect draw:style-name="gr10" draw:text-style-name="P3" draw:layer="layout" svg:width="2.815cm" svg:height="0.592cm" svg:x="6.618cm" svg:y="7.906cm">
          <text:p text:style-name="P1"><text:span text:style-name="T2">ServerResponse</text:span></text:p>
        </draw:rect>
        <draw:frame draw:style-name="gr7" draw:layer="layout" svg:width="7.123cm" svg:height="0.963cm" svg:x="7.405cm" svg:y="5.901cm">
          <draw:text-box>
            <text:p>Обмен в виде классов</text:p>
          </draw:text-box>
        </draw:frame>
        <draw:custom-shape draw:style-name="gr12" draw:text-style-name="P1" draw:layer="layout" svg:width="0.739cm" svg:height="0.583cm" svg:x="9.511cm" svg:y="8.85cm">
          <text:p/>
          <draw:enhanced-geometry svg:viewBox="0 0 21600 21600" draw:text-areas="0 ?f0 ?f5 ?f2" draw:type="right-arrow" draw:modifiers="8143.78378378378 5843.835616438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-1.556cm" svg:height="-0.623cm" svg:x="11.99cm" svg:y="9.45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1" draw:layer="layout" svg:x1="10.317cm" svg:y1="6.864cm" svg:x2="10.317cm" svg:y2="12.401cm">
          <text:p/>
        </draw:line>
        <draw:g>
          <draw:path draw:style-name="gr14" draw:text-style-name="P1" draw:layer="layout" svg:width="0.533cm" svg:height="0.679cm" svg:x="5.895cm" svg:y="6.996cm" svg:viewBox="0 0 534 680" svg:d="m0 455c43-4 86-9 129-13 8 43 23 75 47 96s56 30 96 30c43 0 75-9 97-27s32-39 32-64c0-15-5-28-14-39s-25-21-47-29c-16-5-51-15-106-28-71-18-120-40-149-65-40-37-60-81-60-133 0-33 9-64 28-94s47-51 82-66 79-23 129-23c82 0 144 18 186 55s63 84 65 145c-44 2-89 3-133 5-6-34-18-58-36-73s-46-22-83-22c-39 0-69 8-90 24-14 10-21 23-21 41 0 15 7 28 20 39 16 14 57 29 121 44s112 31 143 48 54 38 72 66 26 63 26 105c0 38-10 73-31 106s-51 57-89 73-86 24-143 24c-83 0-147-19-191-57s-71-95-80-168z">
            <text:p/>
          </draw:path>
          <draw:path draw:style-name="gr14" draw:text-style-name="P1" draw:layer="layout" svg:width="0.498cm" svg:height="0.656cm" svg:x="6.542cm" svg:y="7.007cm" svg:viewBox="0 0 499 657" svg:d="m0 657c0-219 0-438 0-657 162 0 324 0 486 0 0 37 0 74 0 111-118 0-235 0-353 0 0 49 0 97 0 146 109 0 219 0 328 0 0 37 0 74 0 111-109 0-219 0-328 0 0 59 0 119 0 178 122 0 244 0 366 0 0 37 0 74 0 111-166 0-333 0-499 0z">
            <text:p/>
          </draw:path>
          <draw:path draw:style-name="gr14" draw:text-style-name="P1" draw:layer="layout" svg:width="0.587cm" svg:height="0.656cm" svg:x="7.154cm" svg:y="7.007cm" svg:viewBox="0 0 588 657" svg:d="m0 657c0-219 0-438 0-657 93 0 185 0 278 0 70 0 121 6 152 18s57 33 76 63 29 64 29 103c0 50-14 90-43 123s-72 52-129 60c28 17 52 35 70 55s44 56 75 107c27 43 53 85 80 128-53 0-105 0-158 0-32-48-63-95-95-143-34-51-57-83-69-96s-26-23-40-28-36-7-66-7c-9 0-18 0-27 0 0 91 0 183 0 274-44 0-89 0-133 0zm133-379c32 0 65 0 97 0 63 0 102-3 118-8s28-15 37-28 13-30 13-49c0-22-6-40-18-54s-28-22-49-26c-11-1-42-2-96-2-34 0-68 0-102 0 0 56 0 111 0 167z">
            <text:p/>
          </draw:path>
          <draw:path draw:style-name="gr14" draw:text-style-name="P1" draw:layer="layout" svg:width="0.611cm" svg:height="0.656cm" svg:x="7.732cm" svg:y="7.007cm" svg:viewBox="0 0 612 657" svg:d="m235 657c-78-219-157-438-235-657 48 0 96 0 144 0 56 162 111 324 167 486 53-162 107-324 160-486 47 0 94 0 141 0-78 219-155 438-233 657-48 0-96 0-144 0z">
            <text:p/>
          </draw:path>
          <draw:path draw:style-name="gr14" draw:text-style-name="P1" draw:layer="layout" svg:width="0.498cm" svg:height="0.656cm" svg:x="8.411cm" svg:y="7.007cm" svg:viewBox="0 0 499 657" svg:d="m0 657c0-219 0-438 0-657 162 0 324 0 486 0 0 37 0 74 0 111-118 0-235 0-353 0 0 49 0 97 0 146 109 0 219 0 328 0 0 37 0 74 0 111-109 0-219 0-328 0 0 59 0 119 0 178 122 0 244 0 366 0 0 37 0 74 0 111-166 0-333 0-499 0z">
            <text:p/>
          </draw:path>
          <draw:path draw:style-name="gr14" draw:text-style-name="P1" draw:layer="layout" svg:width="0.587cm" svg:height="0.656cm" svg:x="9.023cm" svg:y="7.007cm" svg:viewBox="0 0 588 657" svg:d="m0 657c0-219 0-438 0-657 93 0 185 0 278 0 70 0 121 6 152 18s57 33 76 63 29 64 29 103c0 50-14 90-43 123s-72 52-129 60c28 17 52 35 70 55s44 56 75 107c27 43 53 85 80 128-53 0-105 0-158 0-32-48-63-95-95-143-34-51-57-83-69-96s-26-23-40-28-36-7-66-7c-9 0-18 0-27 0 0 91 0 183 0 274-44 0-89 0-133 0zm133-379c32 0 65 0 97 0 63 0 102-3 118-8s28-15 37-28 13-30 13-49c0-22-6-40-18-54s-28-22-49-26c-11-1-42-2-96-2-34 0-68 0-102 0 0 56 0 111 0 167z">
            <text:p/>
          </draw:path>
        </draw:g>
        <draw:g>
          <draw:path draw:style-name="gr14" draw:text-style-name="P1" draw:layer="layout" svg:width="0.571cm" svg:height="0.678cm" svg:x="11.006cm" svg:y="6.997cm" svg:viewBox="0 0 572 679" svg:d="m443 426c43 13 86 27 129 40-20 72-52 126-98 161s-104 52-175 52c-87 0-159-30-215-89s-84-141-84-245c0-109 28-194 85-254s130-91 222-91c80 0 146 24 196 71 30 28 52 68 67 121-44 10-87 21-131 31-8-34-24-61-49-80s-54-30-89-30c-49 0-88 17-119 52s-45 92-45 170c0 84 15 143 45 178s68 53 116 53c35 0 65-11 91-34s43-58 54-106z">
            <text:p/>
          </draw:path>
          <draw:path draw:style-name="gr14" draw:text-style-name="P1" draw:layer="layout" svg:width="0.461cm" svg:height="0.65cm" svg:x="11.695cm" svg:y="7.014cm" svg:viewBox="0 0 462 651" svg:d="m0 651c0-217 0-434 0-651 44 0 89 0 133 0 0 180 0 360 0 540 110 0 219 0 329 0 0 37 0 74 0 111-154 0-308 0-462 0z">
            <text:p/>
          </draw:path>
          <draw:path draw:style-name="gr14" draw:text-style-name="P1" draw:layer="layout" svg:width="0.132cm" svg:height="0.656cm" svg:x="12.248cm" svg:y="7.008cm" svg:viewBox="0 0 133 657" svg:d="m0 657c0-219 0-438 0-657 44 0 89 0 133 0 0 219 0 438 0 657-44 0-89 0-133 0z">
            <text:p/>
          </draw:path>
          <draw:path draw:style-name="gr14" draw:text-style-name="P1" draw:layer="layout" svg:width="0.498cm" svg:height="0.656cm" svg:x="12.507cm" svg:y="7.008cm" svg:viewBox="0 0 499 657" svg:d="m0 657c0-219 0-438 0-657 162 0 324 0 486 0 0 37 0 74 0 111-118 0-235 0-353 0 0 49 0 97 0 146 109 0 219 0 328 0 0 37 0 74 0 111-109 0-219 0-328 0 0 59 0 119 0 178 122 0 244 0 366 0 0 37 0 74 0 111-166 0-333 0-499 0z">
            <text:p/>
          </draw:path>
          <draw:path draw:style-name="gr14" draw:text-style-name="P1" draw:layer="layout" svg:width="0.521cm" svg:height="0.656cm" svg:x="13.119cm" svg:y="7.008cm" svg:viewBox="0 0 522 657" svg:d="m0 657c0-219 0-438 0-657 43 0 86 0 129 0 90 147 180 293 270 440 0-147 0-293 0-440 41 0 82 0 123 0 0 219 0 438 0 657-44 0-89 0-133 0-89-144-177-288-266-432 0 144 0 288 0 432-41 0-82 0-123 0z">
            <text:p/>
          </draw:path>
          <draw:path draw:style-name="gr14" draw:text-style-name="P1" draw:layer="layout" svg:width="0.518cm" svg:height="0.656cm" svg:x="13.735cm" svg:y="7.008cm" svg:viewBox="0 0 519 657" svg:d="m193 657c0-182 0-364 0-546-64 0-129 0-193 0 0-37 0-74 0-111 173 0 346 0 519 0 0 37 0 74 0 111-64 0-129 0-193 0 0 182 0 364 0 546-44 0-89 0-133 0z">
            <text:p/>
          </draw:path>
        </draw:g>
        <draw:rect draw:style-name="gr11" draw:text-style-name="P1" draw:id="id2" draw:layer="layout" svg:width="3.237cm" svg:height="1.866cm" svg:x="2.645cm" svg:y="6.906cm">
          <text:p/>
        </draw:rect>
        <draw:rect draw:style-name="gr10" draw:text-style-name="P3" draw:layer="layout" svg:width="3.237cm" svg:height="0.592cm" svg:x="2.645cm" svg:y="6.907cm">
          <text:p text:style-name="P1"><text:span text:style-name="T2">ConfirmParameters</text:span></text:p>
        </draw:rect>
        <draw:connector draw:style-name="gr15" draw:text-style-name="P4" draw:layer="layout" draw:type="line" svg:x1="6.618cm" svg:y1="8.782cm" svg:x2="5.882cm" svg:y2="7.839cm" draw:start-shape="id1" draw:start-glue-point="4" draw:end-shape="id2" draw:end-glue-point="1" svg:d="m6618 8782-736-943">
          <text:p text:style-name="P1"><text:span text:style-name="T3">include</text:span></text:p>
        </draw:connector>
        <draw:rect draw:style-name="gr11" draw:text-style-name="P1" draw:id="id4" draw:layer="layout" svg:width="2.391cm" svg:height="1.352cm" svg:x="15.583cm" svg:y="7.262cm">
          <text:p/>
        </draw:rect>
        <draw:rect draw:style-name="gr10" draw:text-style-name="P3" draw:layer="layout" svg:width="2.391cm" svg:height="0.592cm" svg:x="15.583cm" svg:y="7.263cm">
          <text:p text:style-name="P1"><text:span text:style-name="T2">ConfirmTask</text:span></text:p>
        </draw:rect>
        <draw:rect draw:style-name="gr11" draw:text-style-name="P1" draw:id="id5" draw:layer="layout" svg:width="2.39cm" svg:height="1.421cm" svg:x="15.584cm" svg:y="9.562cm">
          <text:p/>
        </draw:rect>
        <draw:rect draw:style-name="gr10" draw:text-style-name="P3" draw:layer="layout" svg:width="2.39cm" svg:height="0.592cm" svg:x="15.584cm" svg:y="9.563cm">
          <text:p text:style-name="P1"><text:span text:style-name="T2">Parameters</text:span></text:p>
        </draw:rect>
        <draw:connector draw:style-name="gr15" draw:text-style-name="P5" draw:layer="layout" draw:type="line" svg:x1="14.534cm" svg:y1="8.654cm" svg:x2="15.583cm" svg:y2="7.938cm" draw:start-shape="id3" draw:start-glue-point="4" draw:end-shape="id4" draw:end-glue-point="3" svg:d="m14534 8654 1049-716">
          <text:p text:style-name="P1"><text:span text:style-name="T4">include</text:span></text:p>
        </draw:connector>
        <draw:connector draw:style-name="gr16" draw:text-style-name="P5" draw:layer="layout" draw:type="line" svg:x1="15.584cm" svg:y1="10.272cm" svg:x2="14.534cm" svg:y2="9.577cm" draw:start-shape="id5" draw:start-glue-point="3" draw:end-shape="id3" draw:end-glue-point="5" svg:d="m15584 10272-1050-695">
          <text:p text:style-name="P1"><text:span text:style-name="T4">include</text:span></text:p>
        </draw:connector>
        <draw:rect draw:style-name="gr9" draw:text-style-name="P6" draw:id="id6" draw:layer="layout" svg:width="1.371cm" svg:height="1.351cm" svg:x="18.629cm" svg:y="6.274cm">
          <text:p text:style-name="P1"><text:span text:style-name="T5"/></text:p>
          <text:p text:style-name="P1"><text:span text:style-name="T5"/></text:p>
          <text:p text:style-name="P1"><text:span text:style-name="T5">Name</text:span></text:p>
          <text:p text:style-name="P1"><text:span text:style-name="T5">Value</text:span></text:p>
        </draw:rect>
        <draw:rect draw:style-name="gr10" draw:text-style-name="P3" draw:layer="layout" svg:width="1.371cm" svg:height="0.592cm" svg:x="18.629cm" svg:y="6.274cm">
          <text:p text:style-name="P1"><text:span text:style-name="T2">Param</text:span></text:p>
        </draw:rect>
        <draw:connector draw:style-name="gr17" draw:text-style-name="P1" draw:layer="layout" draw:type="line" svg:x1="18.629cm" svg:y1="6.949cm" svg:x2="17.974cm" svg:y2="7.938cm" draw:start-shape="id6" draw:start-glue-point="3" draw:end-shape="id4" svg:d="m18629 6949-655 989">
          <text:p/>
        </draw:connector>
        <draw:rect draw:style-name="gr9" draw:text-style-name="P6" draw:id="id7" draw:layer="layout" svg:width="1.371cm" svg:height="1.351cm" svg:x="18.63cm" svg:y="10.375cm">
          <text:p text:style-name="P1"><text:span text:style-name="T5"/></text:p>
          <text:p text:style-name="P1"><text:span text:style-name="T5"/></text:p>
          <text:p text:style-name="P1"><text:span text:style-name="T5">Name</text:span></text:p>
          <text:p text:style-name="P1"><text:span text:style-name="T5">Value</text:span></text:p>
        </draw:rect>
        <draw:rect draw:style-name="gr10" draw:text-style-name="P3" draw:layer="layout" svg:width="1.371cm" svg:height="0.592cm" svg:x="18.63cm" svg:y="10.375cm">
          <text:p text:style-name="P1"><text:span text:style-name="T2">Param</text:span></text:p>
        </draw:rect>
        <draw:connector draw:style-name="gr18" draw:text-style-name="P1" draw:layer="layout" draw:type="line" svg:x1="17.974cm" svg:y1="10.272cm" svg:x2="18.63cm" svg:y2="11.05cm" draw:start-shape="id5" draw:start-glue-point="1" draw:end-shape="id7" draw:end-glue-point="3" svg:d="m17974 10272 656 778">
          <text:p/>
        </draw:connector>
        <draw:rect draw:style-name="gr9" draw:text-style-name="P6" draw:id="id8" draw:layer="layout" svg:width="1.371cm" svg:height="1.351cm" svg:x="1cm" svg:y="6.178cm">
          <text:p text:style-name="P1"><text:span text:style-name="T5"/></text:p>
          <text:p text:style-name="P1"><text:span text:style-name="T5"/></text:p>
          <text:p text:style-name="P1"><text:span text:style-name="T5">Name</text:span></text:p>
          <text:p text:style-name="P1"><text:span text:style-name="T5">Value</text:span></text:p>
        </draw:rect>
        <draw:rect draw:style-name="gr10" draw:text-style-name="P3" draw:layer="layout" svg:width="1.371cm" svg:height="0.592cm" svg:x="1cm" svg:y="6.178cm">
          <text:p text:style-name="P1"><text:span text:style-name="T2">Param</text:span></text:p>
        </draw:rect>
        <draw:connector draw:style-name="gr17" draw:text-style-name="P1" draw:layer="layout" draw:type="line" svg:x1="2.371cm" svg:y1="6.853cm" svg:x2="2.645cm" svg:y2="7.839cm" draw:start-shape="id8" draw:start-glue-point="1" draw:end-shape="id2" draw:end-glue-point="3" svg:d="m2371 6853 274 986">
          <text:p/>
        </draw:connector>
        <draw:line draw:style-name="gr8" draw:text-style-name="P1" draw:layer="layout" svg:x1="1.469cm" svg:y1="12.659cm" svg:x2="19.256cm" svg:y2="12.659cm">
          <text:p/>
        </draw:line>
        <draw:rect draw:style-name="gr4" draw:text-style-name="P3" draw:layer="layout" svg:width="1.959cm" svg:height="0.451cm" svg:x="17.463cm" svg:y="2.271cm">
          <text:p text:style-name="P1"><text:span text:style-name="T2">Client</text:span></text:p>
        </draw:rect>
        <draw:rect draw:style-name="gr3" draw:text-style-name="P3" draw:layer="layout" svg:width="2.312cm" svg:height="0.467cm" svg:x="12.555cm" svg:y="2.273cm">
          <text:p text:style-name="P1"><text:span text:style-name="T2">Server</text:span></text:p>
        </draw:rect>
        <draw:line draw:style-name="gr8" draw:text-style-name="P1" draw:layer="layout" svg:x1="13.711cm" svg:y1="2.734cm" svg:x2="13.711cm" svg:y2="5.715cm">
          <text:p/>
        </draw:line>
        <draw:line draw:style-name="gr8" draw:text-style-name="P1" draw:layer="layout" svg:x1="18.442cm" svg:y1="2.722cm" svg:x2="18.442cm" svg:y2="5.703cm">
          <text:p/>
        </draw:line>
        <draw:rect draw:style-name="gr4" draw:text-style-name="P3" draw:layer="layout" svg:width="0.499cm" svg:height="2.292cm" svg:x="18.207cm" svg:y="3.14cm">
          <text:p/>
        </draw:rect>
        <draw:rect draw:style-name="gr3" draw:text-style-name="P3" draw:layer="layout" svg:width="0.499cm" svg:height="1.7cm" svg:x="13.479cm" svg:y="3.418cm">
          <text:p/>
        </draw:rect>
        <draw:line draw:style-name="gr19" draw:text-style-name="P1" draw:layer="layout" svg:x1="18.208cm" svg:y1="3.583cm" svg:x2="13.978cm" svg:y2="3.583cm">
          <text:p/>
        </draw:line>
        <draw:line draw:style-name="gr20" draw:text-style-name="P1" draw:layer="layout" svg:x1="18.208cm" svg:y1="4.767cm" svg:x2="13.978cm" svg:y2="4.767cm">
          <text:p/>
        </draw:line>
        <draw:rect draw:style-name="gr1" draw:text-style-name="P1" draw:layer="layout" svg:width="9.683cm" svg:height="14.896cm" svg:x="10.317cm" svg:y="13.459cm">
          <text:p/>
        </draw:rect>
        <draw:rect draw:style-name="gr21" draw:text-style-name="P1" draw:layer="layout" svg:width="9.317cm" svg:height="14.896cm" svg:x="1cm" svg:y="13.459cm">
          <text:p/>
        </draw:rect>
        <draw:g>
          <draw:path draw:style-name="gr14" draw:text-style-name="P1" draw:layer="layout" svg:width="0.533cm" svg:height="0.679cm" svg:x="6.362cm" svg:y="14.596cm" svg:viewBox="0 0 534 680" svg:d="m0 455c43-4 86-9 129-13 8 43 23 75 47 96s56 30 96 30c43 0 75-9 97-27s32-39 32-64c0-15-5-28-14-39s-25-21-47-29c-16-5-51-15-106-28-71-18-120-40-149-65-40-37-60-81-60-133 0-33 9-64 28-94s47-51 82-66 79-23 129-23c82 0 144 18 186 55s63 84 65 145c-44 2-89 3-133 5-6-34-18-58-36-73s-46-22-83-22c-39 0-69 8-90 24-14 10-21 23-21 41 0 15 7 28 20 39 16 14 57 29 121 44s112 31 143 48 54 38 72 66 26 63 26 105c0 38-10 73-31 106s-51 57-89 73-86 24-143 24c-83 0-147-19-191-57s-71-95-80-168z">
            <text:p/>
          </draw:path>
          <draw:path draw:style-name="gr14" draw:text-style-name="P1" draw:layer="layout" svg:width="0.498cm" svg:height="0.656cm" svg:x="7.009cm" svg:y="14.607cm" svg:viewBox="0 0 499 657" svg:d="m0 657c0-219 0-438 0-657 162 0 324 0 486 0 0 37 0 74 0 111-118 0-235 0-353 0 0 49 0 97 0 146 109 0 219 0 328 0 0 37 0 74 0 111-109 0-219 0-328 0 0 59 0 119 0 178 122 0 244 0 366 0 0 37 0 74 0 111-166 0-333 0-499 0z">
            <text:p/>
          </draw:path>
          <draw:path draw:style-name="gr14" draw:text-style-name="P1" draw:layer="layout" svg:width="0.587cm" svg:height="0.656cm" svg:x="7.621cm" svg:y="14.607cm" svg:viewBox="0 0 588 657" svg:d="m0 657c0-219 0-438 0-657 93 0 185 0 278 0 70 0 121 6 152 18s57 33 76 63 29 64 29 103c0 50-14 90-43 123s-72 52-129 60c28 17 52 35 70 55s44 56 75 107c27 43 53 85 80 128-53 0-105 0-158 0-32-48-63-95-95-143-34-51-57-83-69-96s-26-23-40-28-36-7-66-7c-9 0-18 0-27 0 0 91 0 183 0 274-44 0-89 0-133 0zm133-379c32 0 65 0 97 0 63 0 102-3 118-8s28-15 37-28 13-30 13-49c0-22-6-40-18-54s-28-22-49-26c-11-1-42-2-96-2-34 0-68 0-102 0 0 56 0 111 0 167z">
            <text:p/>
          </draw:path>
          <draw:path draw:style-name="gr14" draw:text-style-name="P1" draw:layer="layout" svg:width="0.611cm" svg:height="0.656cm" svg:x="8.199cm" svg:y="14.607cm" svg:viewBox="0 0 612 657" svg:d="m235 657c-78-219-157-438-235-657 48 0 96 0 144 0 56 162 111 324 167 486 53-162 107-324 160-486 47 0 94 0 141 0-78 219-155 438-233 657-48 0-96 0-144 0z">
            <text:p/>
          </draw:path>
          <draw:path draw:style-name="gr14" draw:text-style-name="P1" draw:layer="layout" svg:width="0.498cm" svg:height="0.656cm" svg:x="8.878cm" svg:y="14.607cm" svg:viewBox="0 0 499 657" svg:d="m0 657c0-219 0-438 0-657 162 0 324 0 486 0 0 37 0 74 0 111-118 0-235 0-353 0 0 49 0 97 0 146 109 0 219 0 328 0 0 37 0 74 0 111-109 0-219 0-328 0 0 59 0 119 0 178 122 0 244 0 366 0 0 37 0 74 0 111-166 0-333 0-499 0z">
            <text:p/>
          </draw:path>
          <draw:path draw:style-name="gr14" draw:text-style-name="P1" draw:layer="layout" svg:width="0.587cm" svg:height="0.656cm" svg:x="9.49cm" svg:y="14.607cm" svg:viewBox="0 0 588 657" svg:d="m0 657c0-219 0-438 0-657 93 0 185 0 278 0 70 0 121 6 152 18s57 33 76 63 29 64 29 103c0 50-14 90-43 123s-72 52-129 60c28 17 52 35 70 55s44 56 75 107c27 43 53 85 80 128-53 0-105 0-158 0-32-48-63-95-95-143-34-51-57-83-69-96s-26-23-40-28-36-7-66-7c-9 0-18 0-27 0 0 91 0 183 0 274-44 0-89 0-133 0zm133-379c32 0 65 0 97 0 63 0 102-3 118-8s28-15 37-28 13-30 13-49c0-22-6-40-18-54s-28-22-49-26c-11-1-42-2-96-2-34 0-68 0-102 0 0 56 0 111 0 167z">
            <text:p/>
          </draw:path>
        </draw:g>
        <draw:frame draw:style-name="gr7" draw:layer="layout" svg:width="7.927cm" svg:height="0.963cm" svg:x="6.206cm" svg:y="13.502cm">
          <draw:text-box>
            <text:p>Информационный обмен</text:p>
          </draw:text-box>
        </draw:frame>
        <draw:g>
          <draw:path draw:style-name="gr14" draw:text-style-name="P1" draw:layer="layout" svg:width="0.571cm" svg:height="0.678cm" svg:x="10.507cm" svg:y="14.597cm" svg:viewBox="0 0 572 679" svg:d="m443 426c43 13 86 27 129 40-20 72-52 126-98 161s-104 52-175 52c-87 0-159-30-215-89s-84-141-84-245c0-109 28-194 85-254s130-91 222-91c80 0 146 24 196 71 30 28 52 68 67 121-44 10-87 21-131 31-8-34-24-61-49-80s-54-30-89-30c-49 0-88 17-119 52s-45 92-45 170c0 84 15 143 45 178s68 53 116 53c35 0 65-11 91-34s43-58 54-106z">
            <text:p/>
          </draw:path>
          <draw:path draw:style-name="gr14" draw:text-style-name="P1" draw:layer="layout" svg:width="0.461cm" svg:height="0.65cm" svg:x="11.196cm" svg:y="14.614cm" svg:viewBox="0 0 462 651" svg:d="m0 651c0-217 0-434 0-651 44 0 89 0 133 0 0 180 0 360 0 540 110 0 219 0 329 0 0 37 0 74 0 111-154 0-308 0-462 0z">
            <text:p/>
          </draw:path>
          <draw:path draw:style-name="gr14" draw:text-style-name="P1" draw:layer="layout" svg:width="0.132cm" svg:height="0.656cm" svg:x="11.749cm" svg:y="14.608cm" svg:viewBox="0 0 133 657" svg:d="m0 657c0-219 0-438 0-657 44 0 89 0 133 0 0 219 0 438 0 657-44 0-89 0-133 0z">
            <text:p/>
          </draw:path>
          <draw:path draw:style-name="gr14" draw:text-style-name="P1" draw:layer="layout" svg:width="0.498cm" svg:height="0.656cm" svg:x="12.008cm" svg:y="14.608cm" svg:viewBox="0 0 499 657" svg:d="m0 657c0-219 0-438 0-657 162 0 324 0 486 0 0 37 0 74 0 111-118 0-235 0-353 0 0 49 0 97 0 146 109 0 219 0 328 0 0 37 0 74 0 111-109 0-219 0-328 0 0 59 0 119 0 178 122 0 244 0 366 0 0 37 0 74 0 111-166 0-333 0-499 0z">
            <text:p/>
          </draw:path>
          <draw:path draw:style-name="gr14" draw:text-style-name="P1" draw:layer="layout" svg:width="0.521cm" svg:height="0.656cm" svg:x="12.62cm" svg:y="14.608cm" svg:viewBox="0 0 522 657" svg:d="m0 657c0-219 0-438 0-657 43 0 86 0 129 0 90 147 180 293 270 440 0-147 0-293 0-440 41 0 82 0 123 0 0 219 0 438 0 657-44 0-89 0-133 0-89-144-177-288-266-432 0 144 0 288 0 432-41 0-82 0-123 0z">
            <text:p/>
          </draw:path>
          <draw:path draw:style-name="gr14" draw:text-style-name="P1" draw:layer="layout" svg:width="0.518cm" svg:height="0.656cm" svg:x="13.236cm" svg:y="14.608cm" svg:viewBox="0 0 519 657" svg:d="m193 657c0-182 0-364 0-546-64 0-129 0-193 0 0-37 0-74 0-111 173 0 346 0 519 0 0 37 0 74 0 111-64 0-129 0-193 0 0 182 0 364 0 546-44 0-89 0-133 0z">
            <text:p/>
          </draw:path>
        </draw:g>
        <draw:rect draw:style-name="gr9" draw:text-style-name="P6" draw:id="id10" draw:layer="layout" svg:width="1.371cm" svg:height="1.351cm" svg:x="1.001cm" svg:y="10.279cm">
          <text:p text:style-name="P1"><text:span text:style-name="T5"/></text:p>
          <text:p text:style-name="P1"><text:span text:style-name="T5"/></text:p>
          <text:p text:style-name="P1"><text:span text:style-name="T5">Name</text:span></text:p>
          <text:p text:style-name="P1"><text:span text:style-name="T5">Value</text:span></text:p>
        </draw:rect>
        <draw:rect draw:style-name="gr10" draw:text-style-name="P3" draw:layer="layout" svg:width="1.371cm" svg:height="0.592cm" svg:x="1.001cm" svg:y="10.279cm">
          <text:p text:style-name="P1"><text:span text:style-name="T2">Param</text:span></text:p>
        </draw:rect>
        <draw:rect draw:style-name="gr11" draw:text-style-name="P1" draw:id="id9" draw:layer="layout" svg:width="1.815cm" svg:height="1.866cm" svg:x="3.02cm" svg:y="9.306cm">
          <text:p/>
        </draw:rect>
        <draw:rect draw:style-name="gr10" draw:text-style-name="P3" draw:layer="layout" svg:width="1.815cm" svg:height="0.592cm" svg:x="3.02cm" svg:y="9.307cm">
          <text:p text:style-name="P1"><text:span text:style-name="T2">Task</text:span></text:p>
        </draw:rect>
        <draw:connector draw:style-name="gr18" draw:text-style-name="P1" draw:layer="layout" draw:type="line" svg:x1="3.02cm" svg:y1="10.239cm" svg:x2="2.372cm" svg:y2="10.954cm" draw:start-shape="id9" draw:start-glue-point="3" draw:end-shape="id10" svg:d="m3020 10239-648 715">
          <text:p/>
        </draw:connector>
        <draw:connector draw:style-name="gr15" draw:text-style-name="P5" draw:layer="layout" draw:type="line" svg:x1="6.618cm" svg:y1="9.565cm" svg:x2="4.835cm" svg:y2="10.239cm" draw:start-shape="id1" draw:start-glue-point="5" draw:end-shape="id9" draw:end-glue-point="1" svg:d="m6618 9565-1783 674">
          <text:p text:style-name="P1"><text:span text:style-name="T4">includ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italiy Geleznyak</meta:initial-creator>
    <meta:creation-date>2009-11-22T07:12:03.20</meta:creation-date>
    <meta:generator>OpenOffice.org/3.1$Win32 OpenOffice.org_project/310m11$Build-9399</meta:generator>
    <dc:date>2009-11-24T10:31:35.20</dc:date>
    <dc:creator>Vitaliy Geleznyak</dc:creator>
    <meta:editing-duration>PT49H35M05S</meta:editing-duration>
    <meta:editing-cycles>14</meta:editing-cycles>
    <meta:document-statistic meta:object-count="80"/>
  </office:meta>
</office:document-meta>
</file>